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a</mi>
                  </mrow>
                </mstyle>
              </mrow>
              <mtext>l</mtext>
            </msub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text>grad</mtext>
            <mo stretchy="false">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/>
        </mtd>
      </mtr>
      <mtr>
        <mtd>
          <mrow>
            <mo stretchy="false">α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row>
                <mi/>
                <mo stretchy="false">−</mo>
                <mi/>
              </mrow>
            </mrow>
            <mfrac>
              <mn>1</mn>
              <mrow>
                <mn>4</mn>
                <mo stretchy="false">π</mo>
              </mrow>
            </mfrac>
            <mrow>
              <mo stretchy="false">∫</mo>
              <msup>
                <mtext>d</mtext>
                <mn>3</mn>
              </msup>
            </mrow>
            <mi>r</mi>
            <mi>'</mi>
            <mfrac>
              <mrow>
                <mtext>div</mtext>
                <mstyle mathvariant="bold">
                  <mrow>
                    <mi>a</mi>
                  </mrow>
                </mstyle>
                <mrow>
                  <mo stretchy="false">(</mo>
                  <mrow>
                    <mrow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  <mo stretchy="false">)</mo>
                </mrow>
              </mrow>
              <mrow>
                <mo stretchy="false">∣</mo>
                <mrow>
                  <mrow>
                    <mrow>
                      <mstyle mathvariant="bold">
                        <mrow>
                          <mi>r</mi>
                        </mrow>
                      </mstyle>
                      <mo stretchy="false">−</mo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</mrow>
                <mo stretchy="false">∣</mo>
              </mrow>
            </mfrac>
          </mrow>
        </mtd>
      </mtr>
    </mtable>
    <annotation encoding="StarMath 5.0">{bold a}_"l" (bold r) `=` "grad" %ialpha (bold r) newline newline
%ialpha (bold r) `=` - ` 1 over {4 %pi} int "d" ^3 r' {"div" bold a({bold r}')} over lline {bold r - bold r'}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2:50:23.530000000</meta:creation-date>
    <meta:generator>LibreOffice/4.1.4.2$Windows_x86 LibreOffice_project/0a0440ccc0227ad9829de5f46be37cfb6edcf72</meta:generator>
  </office:meta>
</office:document-meta>
</file>